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BA814E79CE.png"/>
  <manifest:file-entry manifest:media-type="" manifest:full-path="Pictures/2000000700006D1C00008F9AC780EAC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Bitstream Vera Sans" svg:font-family="'Bitstream Vera Sans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4" style:family="table">
      <style:table-properties style:width="16.501cm" table:align="margins"/>
    </style:style>
    <style:style style:name="Tabela4.A" style:family="table-column">
      <style:table-column-properties style:column-width="1.083cm" style:rel-column-width="4301*"/>
    </style:style>
    <style:style style:name="Tabela4.B" style:family="table-column">
      <style:table-column-properties style:column-width="1.969cm" style:rel-column-width="7817*"/>
    </style:style>
    <style:style style:name="Tabela4.C" style:family="table-column">
      <style:table-column-properties style:column-width="3.789cm" style:rel-column-width="15047*"/>
    </style:style>
    <style:style style:name="Tabela4.D" style:family="table-column">
      <style:table-column-properties style:column-width="9.661cm" style:rel-column-width="38370*"/>
    </style:style>
    <style:style style:name="Tabela4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fo:background-color="#999999" fo:padding="0.097cm" fo:border="0.002cm solid #000000">
        <style:background-image/>
      </style:table-cell-properties>
    </style:style>
    <style:style style:name="Tabela4.A2" style:family="table-cell" style:data-style-name="N100">
      <style:table-cell-properties style:vertical-align="top" fo:padding="0.097cm" fo:border-left="0.002cm solid #000000" fo:border-right="none" fo:border-top="none" fo:border-bottom="0.002cm solid #000000"/>
    </style:style>
    <style:style style:name="Tabela4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8.25cm" style:type="center"/>
          <style:tab-stop style:position="16.478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25cm" style:type="center"/>
          <style:tab-stop style:position="16.976cm" style:type="right"/>
        </style:tab-stops>
      </style:paragraph-properties>
    </style:style>
    <style:style style:name="P3" style:family="paragraph" style:parent-style-name="Header">
      <style:paragraph-properties fo:text-align="end" style:justify-single-word="false" fo:padding="0.011cm" fo:border-left="none" fo:border-right="none" fo:border-top="0.002cm solid #000000" fo:border-bottom="none">
        <style:tab-stops>
          <style:tab-stop style:position="8.25cm" style:type="center"/>
          <style:tab-stop style:position="16.478cm" style:type="right"/>
        </style:tab-stops>
      </style:paragraph-properties>
      <style:text-properties style:use-window-font-color="true" style:font-name="Arial2" fo:font-size="8pt" fo:language="pt" fo:country="BR"/>
    </style:style>
    <style:style style:name="P4" style:family="paragraph" style:parent-style-name="Table_20_Contents">
      <style:paragraph-properties fo:margin-top="0cm" fo:margin-bottom="0cm" fo:line-height="100%"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margin-top="0cm" fo:margin-bottom="0cm" fo:line-height="100%" fo:text-align="center" style:justify-single-word="false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fo:line-height="100%" fo:text-align="center" style:justify-single-word="false"/>
    </style:style>
    <style:style style:name="P9" style:family="paragraph" style:parent-style-name="Standard" style:master-page-name="">
      <style:paragraph-properties fo:line-height="100%" style:page-number="auto" fo:background-color="transparent">
        <style:background-image/>
      </style:paragraph-properties>
      <style:text-properties fo:font-size="2pt" style:font-size-asian="2pt" style:font-size-complex="2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000080" style:font-name="Arial1" fo:font-size="2pt" fo:font-weight="bold" style:font-size-asian="2pt" style:font-weight-asian="bold" style:font-size-complex="2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80" style:font-name="Arial1" fo:font-size="2pt" fo:font-weight="bold" style:font-size-asian="2pt" style:font-weight-asian="bold" style:font-size-complex="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80" style:font-name="Arial1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ff0000"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fo:color="#ff0000" style:font-name="Arial1" fo:font-size="5pt" fo:font-weight="normal" style:font-size-asian="5pt" style:font-weight-asian="normal" style:font-size-complex="5.699999809265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fo:background-color="transparen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top="0.199cm" fo:margin-bottom="0.199cm" fo:line-height="100%" fo:text-align="center" style:justify-single-word="false"/>
      <style:text-properties fo:color="#000080" style:font-name="Arial1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Heading">
      <style:text-properties fo:color="#000080"/>
    </style:style>
    <style:style style:name="P23" style:family="paragraph" style:parent-style-name="Table_20_Heading">
      <style:paragraph-properties fo:text-align="center" style:justify-single-word="false"/>
      <style:text-properties fo:color="#000080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paragraph-properties fo:margin-top="0cm" fo:margin-bottom="0.4cm" fo:text-align="justify" style:justify-single-word="false"/>
      <style:text-properties style:font-name="Bitstream Vera Sans1" fo:font-size="11pt"/>
    </style:style>
    <style:style style:name="P27" style:family="paragraph" style:parent-style-name="Standard">
      <style:paragraph-properties fo:margin-top="0cm" fo:margin-bottom="0.4cm" fo:text-align="justify" style:justify-single-word="false" fo:break-before="page"/>
      <style:text-properties style:font-name="Bitstream Vera Sans1" fo:font-size="11pt"/>
    </style:style>
    <style:style style:name="P28" style:family="paragraph" style:parent-style-name="Standard" style:list-style-name="L3">
      <style:paragraph-properties fo:text-align="center" style:justify-single-word="false"/>
      <style:text-properties style:use-window-font-color="true" style:font-name="Arial1" fo:font-size="10pt" fo:language="pt" fo:country="BR" style:font-size-asian="10pt" style:font-size-complex="10pt"/>
    </style:style>
    <style:style style:name="P29" style:family="paragraph" style:parent-style-name="Standard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  <style:text-properties fo:color="#000000" style:font-name="Bitstream Vera Sans" fo:font-size="11pt"/>
    </style:style>
    <style:style style:name="P30" style:family="paragraph" style:parent-style-name="Standard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</style:style>
    <style:style style:name="P31" style:family="paragraph" style:parent-style-name="Standard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  <style:text-properties style:font-name="Bitstream Vera Sans1" fo:font-size="11pt"/>
    </style:style>
    <style:style style:name="P32" style:family="paragraph" style:parent-style-name="Standard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  <style:text-properties style:font-name="Bitstream Vera Sans1" fo:font-size="11pt" style:font-size-asian="11pt" style:font-size-complex="11pt"/>
    </style:style>
    <style:style style:name="P33" style:family="paragraph" style:parent-style-name="Standard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  <style:text-properties fo:font-size="11pt" style:font-size-asian="11pt" style:font-size-complex="11pt"/>
    </style:style>
    <style:style style:name="P34" style:family="paragraph" style:parent-style-name="Standard" style:list-style-name="L5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Standard" style:list-style-name="L8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Standard" style:list-style-name="L11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Standard" style:list-style-name="L4">
      <style:paragraph-properties fo:margin-top="0cm" fo:margin-bottom="0cm" fo:line-height="150%" fo:text-align="justify" style:justify-single-word="false" fo:background-color="transparent" style:shadow="none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Standard" style:master-page-name="">
      <style:paragraph-properties fo:margin-top="0cm" fo:margin-bottom="0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name="Bitstream Vera Sans" fo:font-size="11pt"/>
    </style:style>
    <style:style style:name="P39" style:family="paragraph" style:parent-style-name="Standard">
      <style:paragraph-properties fo:margin-top="0cm" fo:margin-bottom="0cm" fo:line-height="150%" fo:text-align="justify" style:justify-single-word="false"/>
    </style:style>
    <style:style style:name="P40" style:family="paragraph" style:parent-style-name="Standard" style:list-style-name="L12">
      <style:paragraph-properties fo:margin-top="0cm" fo:margin-bottom="0cm" fo:line-height="150%" fo:text-align="justify" style:justify-single-word="false"/>
    </style:style>
    <style:style style:name="P41" style:family="paragraph" style:parent-style-name="Standard" style:list-style-name="L13">
      <style:paragraph-properties fo:margin-top="0cm" fo:margin-bottom="0cm" fo:line-height="150%" fo:text-align="justify" style:justify-single-word="false"/>
    </style:style>
    <style:style style:name="P42" style:family="paragraph" style:parent-style-name="Standard" style:list-style-name="L14">
      <style:paragraph-properties fo:margin-top="0cm" fo:margin-bottom="0cm" fo:line-height="150%" fo:text-align="justify" style:justify-single-word="false"/>
    </style:style>
    <style:style style:name="P43" style:family="paragraph" style:parent-style-name="Standard" style:list-style-name="L15">
      <style:paragraph-properties fo:margin-top="0cm" fo:margin-bottom="0cm" fo:line-height="150%" fo:text-align="justify" style:justify-single-word="false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Title" style:list-style-name="L1"/>
    <style:style style:name="P46" style:family="paragraph" style:parent-style-name="Title" style:master-page-name="Capa">
      <style:paragraph-properties style:page-number="auto"/>
    </style:style>
    <style:style style:name="P47" style:family="paragraph" style:parent-style-name="Title" style:list-style-name="L2">
      <style:paragraph-properties fo:break-before="page"/>
      <style:text-properties fo:text-transform="uppercase" fo:color="#000080" fo:text-shadow="1pt 1pt"/>
    </style:style>
    <style:style style:name="P48" style:family="paragraph" style:parent-style-name="Title" style:master-page-name="Ficha_20_Técnica">
      <style:paragraph-properties fo:text-align="center" style:justify-single-word="false" style:page-number="auto"/>
      <style:text-properties fo:text-transform="uppercase" fo:color="#000080" fo:text-shadow="1pt 1pt"/>
    </style:style>
    <style:style style:name="P4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Bitstream Vera Sans"/>
    </style:style>
    <style:style style:name="T3" style:family="text">
      <style:text-properties style:font-name="Bitstream Vera Sans" fo:font-size="11pt"/>
    </style:style>
    <style:style style:name="T4" style:family="text">
      <style:text-properties style:font-name="Bitstream Vera Sans" fo:font-size="11pt" fo:font-style="normal" style:font-size-asian="10pt" style:font-style-asian="normal" style:font-size-complex="10pt" style:font-style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min-label-width="0.101cm" text:min-label-distance="0.199cm"/>
      </text:list-level-style-number>
      <text:list-level-style-number text:level="2" style:num-suffix="." style:num-format="1" text:display-levels="2">
        <style:list-level-properties text:space-before="0.1cm" text:min-label-width="0.101cm" text:min-label-distance="0.199cm"/>
      </text:list-level-style-number>
      <text:list-level-style-number text:level="3" text:style-name="Numbering_20_Symbols" style:num-suffix="." style:num-format="1" text:display-levels="3">
        <style:list-level-properties text:space-before="0.199cm" text:min-label-width="0.101cm" text:min-label-distance="0.199cm"/>
      </text:list-level-style-number>
      <text:list-level-style-number text:level="4" text:style-name="Numbering_20_Symbols" style:num-suffix=".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  <text:list-style style:name="L2">
      <text:list-level-style-number text:level="1" style:num-format="">
        <style:list-level-properties/>
      </text:list-level-style-number>
      <text:list-level-style-number text:level="2" style:num-format="">
        <style:list-level-properties text:space-before="0.101cm"/>
      </text:list-level-style-number>
      <text:list-level-style-number text:level="3" style:num-format="">
        <style:list-level-properties text:space-before="0.199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  <text:list-style style:name="L3">
      <text:list-level-style-number text:level="1" style:num-format="">
        <style:list-level-properties/>
      </text:list-level-style-number>
      <text:list-level-style-number text:level="2" style:num-format="">
        <style:list-level-properties text:space-before="0.101cm"/>
      </text:list-level-style-number>
      <text:list-level-style-number text:level="3" style:num-format="">
        <style:list-level-properties text:space-before="0.199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Figura3" text:anchor-type="page" text:anchor-page-number="1" svg:x="2.15cm" svg:width="17.745cm" svg:height="24.917cm" draw:z-index="0">
        <draw:image xlink:href="Pictures/2000000700006D1C00008F9AC780EACF.svm" xlink:type="simple" xlink:show="embed" xlink:actuate="onLoad"/>
      </draw:frame>
      <text:h text:style-name="P46" text:outline-level="1"><draw:frame draw:style-name="fr1" draw:name="Moldura11" text:anchor-type="paragraph" svg:x="3.279cm" svg:y="18.272cm" svg:width="11.382cm" svg:height="5.179cm" draw:z-index="1"><draw:text-box><text:p text:style-name="P11"/><text:p text:style-name="P13">Configuração do Emulador de Windows Mobile para realizar Testes do ActiveSync</text:p><text:p text:style-name="P12"/><text:p text:style-name="P21">- versão 1.0 -</text:p><text:p text:style-name="P17"/><text:p text:style-name="P16"/><text:p text:style-name="P16">DOCUMENTO CORPORATIVO</text:p></draw:text-box></draw:frame></text:h>
      <text:list xml:id="list2082379587" text:style-name="L1">
        <text:list-header>
          <text:h text:style-name="P45" text:outline-level="1"/>
        </text:list-header>
      </text:list>
      <text:list xml:id="list945006098" text:style-name="L2">
        <text:list-item>
          <text:h text:style-name="P47" text:outline-level="1">Controle de Revisões</text:h>
        </text:list-item>
      </text:list>
      <text:h text:style-name="Text_20_body" text:outline-level="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>
            <table:table-cell table:style-name="Tabela4.A1" office:value-type="string">
              <text:p text:style-name="P23">Versão</text:p>
            </table:table-cell>
            <table:table-cell table:style-name="Tabela4.A1" office:value-type="string">
              <text:p text:style-name="P23">Data</text:p>
            </table:table-cell>
            <table:table-cell table:style-name="Tabela4.A1" office:value-type="string">
              <text:p text:style-name="P22">Revisor(es)</text:p>
            </table:table-cell>
            <table:table-cell table:style-name="Tabela4.D1" office:value-type="string">
              <text:p text:style-name="P22">Comentários</text:p>
            </table:table-cell>
          </table:table-row>
        </table:table-header-rows>
        <table:table-row>
          <table:table-cell table:style-name="Tabela4.A2" office:value-type="float" office:value="36526">
            <text:p text:style-name="P24">1.0</text:p>
          </table:table-cell>
          <table:table-cell table:style-name="Tabela4.B2" office:value-type="string">
            <text:p text:style-name="P24">23/12/2011</text:p>
          </table:table-cell>
          <table:table-cell table:style-name="Tabela4.C2" office:value-type="string">
            <text:p text:style-name="P25">Emerson Faria Nobre</text:p>
          </table:table-cell>
          <table:table-cell table:style-name="Tabela4.D2" office:value-type="string">
            <text:p text:style-name="P25"><text:s/>Criação do documento.</text:p>
          </table:table-cell>
        </table:table-row>
      </table:table>
      <text:p text:style-name="Standard"/>
      <text:p text:style-name="P44"/>
      <text:table-of-content text:style-name="Sect1" text:name="Sumário1">
        <text:table-of-content-source text:outline-level="3" text:use-outline-level="false" text:use-index-marks="false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Heading_20_2"/>
          </text:index-source-styles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49">Controle de Revisões<text:tab/>2</text:p>
          <text:p text:style-name="P49">1 - Introdução<text:tab/>4</text:p>
          <text:p text:style-name="P49">2 – Instalação do Emulador de Windows Mobile na Estação de Trabalho<text:tab/>4</text:p>
          <text:p text:style-name="P49">3 – Configuração da conta ActiveSync<text:tab/>5</text:p>
          <text:p text:style-name="P49">4 – Email, Contatos, Calendário e Tarefas<text:tab/>6</text:p>
          <text:p text:style-name="P49">Ficha Técnica<text:tab/>8</text:p>
        </text:index-body>
      </text:table-of-content>
      <text:p text:style-name="Standard"/>
      <text:p text:style-name="P27"/>
      <text:p text:style-name="Heading_20_1">1 - Introdução</text:p>
      <text:p text:style-name="P26"><text:span text:style-name="T2">O ActiveSync é um protocolo usado para sincronizar e-mail, calendário, tarefas e contatos entre os dispositivos móveis e o Expresso. Esse protocolo funciona no Windows Mobile, <text:s/>no Iphone, <text:s/>no Ipad, nos <text:s/>Androids e em muitos outros dispositivos.</text:span> Esse documento explica como configurar um emulador de Windows Mobile em sua estação de trabalho bem como <text:s/>os detalhes necessários para a realização de testes funcionais.</text:p>
      <text:p text:style-name="Heading_20_1"/>
      <text:p text:style-name="Heading_20_1">2 – <text:span text:style-name="T3">Instalação do Emulador de Windows Mobile na Estação de Trabalho</text:span></text:p>
      <text:p text:style-name="P38">Como o ActiveSync é um protocolo criado pela Microsoft, a melhor alternativa que temos para realização de testes funcionais é através do emulador de Windows Mobile. </text:p>
      <text:p text:style-name="P29"/>
      <text:p text:style-name="P29">Os prerrequisitos são:</text:p>
      <text:list xml:id="list402274230" text:style-name="L4">
        <text:list-item>
          <text:p text:style-name="P37">Máquina com 1GB RAM e 1GB de espaço livre em disco;</text:p>
        </text:list-item>
        <text:list-item>
          <text:p text:style-name="P37">Windows XP SP 2;</text:p>
        </text:list-item>
        <text:list-item>
          <text:p text:style-name="P37">Virtual PC 2007 instalado no Windows (o emulador precisa do driver de rede “Virtual Machine Network Services” que é instalado por esse software);</text:p>
        </text:list-item>
        <text:list-item>
          <text:p text:style-name="P37">Um endereço IP da rede LAN para o Windows e outro para o emulador;</text:p>
        </text:list-item>
        <text:list-item>
          <text:p text:style-name="P37">Acesso HTTP ou HTTPS ao servidor Expresso;</text:p>
        </text:list-item>
        <text:list-item>
          <text:p text:style-name="P37">Usuário com conta no servidor Expresso;</text:p>
        </text:list-item>
      </text:list>
      <text:p text:style-name="P30"/>
      <text:p text:style-name="P30"><text:span text:style-name="T5">Obtenha o Virtual PC 2007 no endereço </text:span><text:a xlink:type="simple" xlink:href="http://go.microsoft.com/fwlink/?linkid=46859"><text:span text:style-name="T5">http://go.microsoft.com/fwlink/?linkid=46859</text:span></text:a><text:span text:style-name="T5"> </text:span></text:p>
      <text:p text:style-name="P33"/>
      <text:p text:style-name="P30"><text:span text:style-name="T5">Obtenha o emulador “0416/Windows Mobile 6 Professional Images (PTB).msi” no endereço </text:span><text:a xlink:type="simple" xlink:href="http://www.microsoft.com/download/en/details.aspx?id=7974"><text:span text:style-name="T5">http://www.microsoft.com/download/en/details.aspx?id=7974</text:span></text:a><text:span text:style-name="T5"> </text:span></text:p>
      <text:p text:style-name="P33"/>
      <text:p text:style-name="P33">Configure o emulador seguindo os seguintes passos:</text:p>
      <text:list xml:id="list806013878" text:style-name="L5">
        <text:list-item>
          <text:p text:style-name="P34">Após instalar, acesse o emulador no menu iniciar: Windows Mobile 6 SDK → Standalone Emulator Images → Portuguese (Brazil) → Professional;</text:p>
        </text:list-item>
        <text:list-item>
          <text:p text:style-name="P34">No emulador, clique em: File → Configure... → Network → marcar Enable NE2000 PCMCIA... → Selecione a placa de rede do Windows;</text:p>
        </text:list-item>
        <text:list-item>
          <text:p text:style-name="P34"><text:soft-page-break/>No Windows mobile, clique em: Iniciar → Configurações → Conexões → Placas de Rede → Selecione Ethernet → Driver Ethernet compatível com NE2000 → Digite o endereço IP, Máscara, Gateway e DNS;</text:p>
        </text:list-item>
        <text:list-item>
          <text:p text:style-name="P34">Por fim, use o Internet Explorer do Windows Mobile para verificar se a Internet está acessível.</text:p>
        </text:list-item>
      </text:list>
      <text:p text:style-name="P31"/>
      <text:p text:style-name="Heading_20_1">3 – Configuração da conta ActiveSync</text:p>
      <text:p text:style-name="P33">Para sincronizar e-mails, contatos, calendário e tarefas com um servidor Expresso, é necessário configurar uma conta ActiveSync no emulador de Windows Mobile.</text:p>
      <text:p text:style-name="P33"/>
      <text:p text:style-name="P30"><text:span text:style-name="T5">Se pretende acessar um servidor Expresso seguro (HTTPS) é necessário instalar sua cadeia de certificados digitais. <text:s/>Por exemplo, se for acessar expresso.serpro.gov.br, use o Internet Explorer do dispositivo móvel para baixar a cadeia de certificados desse domínio, disponível no site</text:span> <text:a xlink:type="simple" xlink:href="http://mobilidade.serpro.gov.br/">http://mobilidade.serpro.gov.br</text:a>;</text:p>
      <text:p text:style-name="P30"/>
      <text:p text:style-name="P33">Para criar uma conta no ActiveSync, siga os seguintes passos: </text:p>
      <text:list xml:id="list852456093" text:style-name="L8">
        <text:list-item>
          <text:p text:style-name="P35">Abra o ActiveSync clicando em Iniciar → Programas → ActiveSync e informe:</text:p>
          <text:list>
            <text:list-item>
              <text:p text:style-name="P35">Endereço do servidor: Por exemplo expresso.serpro.gov.br</text:p>
            </text:list-item>
            <text:list-item>
              <text:p text:style-name="P35">Servidor requer conexão criptografada (SSL): Se é HTTPS, marcar esse campo</text:p>
            </text:list-item>
            <text:list-item>
              <text:p text:style-name="P35">Usuário: Login do Expresso</text:p>
            </text:list-item>
            <text:list-item>
              <text:p text:style-name="P35">Senha: Senha do Expresso</text:p>
            </text:list-item>
            <text:list-item>
              <text:p text:style-name="P35">Domínio: Por exemplo serpro.gov.br</text:p>
            </text:list-item>
            <text:list-item>
              <text:p text:style-name="P35">Contatos, Calendário, E-mail, Tarefas: Selecionar os tipos que deseja sincronizar</text:p>
            </text:list-item>
          </text:list>
        </text:list-item>
        <text:list-item>
          <text:p text:style-name="P35">Após concluir a criação da conta no ActiveSync, os dados serão sincronizados pela primeira vez. </text:p>
        </text:list-item>
      </text:list>
      <text:p text:style-name="P30"/>
      <text:p text:style-name="P33">Outras funcionalidades do programa ActiveSync:</text:p>
      <text:list xml:id="list1608448091" text:style-name="L11">
        <text:list-item>
          <text:p text:style-name="P36">Para iniciar manualmente uma nova sincronização clique em “sincronizar”.</text:p>
        </text:list-item>
        <text:list-item>
          <text:p text:style-name="P36">Para ativar a sincronização automática (PUSH), clique em Menu → Agendar... → selecione Ao chegar itens.</text:p>
        </text:list-item>
        <text:list-item>
          <text:p text:style-name="P36">Para excluir a conta do ActiveSync, clique em Menu → Opções → Excluir.</text:p>
        </text:list-item>
        <text:list-item>
          <text:p text:style-name="P36">Para alterar as configurações da conta, clique em Menu → Configurar Servidor.</text:p>
        </text:list-item>
      </text:list>
      <text:p text:style-name="P32"/>
      <text:p text:style-name="Heading_20_1"><text:soft-page-break/>4 – Email, Contatos, Calendário e Tarefas</text:p>
      <text:p text:style-name="P39"><text:span text:style-name="T4">E-mail:</text:span></text:p>
      <text:list xml:id="list1258400630" text:style-name="L12">
        <text:list-item>
          <text:p text:style-name="P40"><text:span text:style-name="T4">Para abrir o Email Outlook, clique em Iniciar → Mensagens → Email Outlook;</text:span></text:p>
        </text:list-item>
        <text:list-item>
          <text:p text:style-name="P40"><text:span text:style-name="T4">No Email Outlook:</text:span></text:p>
          <text:list>
            <text:list-item>
              <text:p text:style-name="P40"><text:span text:style-name="T4">Para sincronizar e-mails com o servidor, clique em Menu → Enviar/Receber;</text:span></text:p>
            </text:list-item>
            <text:list-item>
              <text:p text:style-name="P40"><text:span text:style-name="T4">Para criar um e-mail clique em Menu → Novo;</text:span></text:p>
              <text:list>
                <text:list-item>
                  <text:p text:style-name="P40"><text:span text:style-name="T4">Para adicionar um anexo, clique em Menu → Inserir;</text:span></text:p>
                </text:list-item>
                <text:list-item>
                  <text:p text:style-name="P40"><text:span text:style-name="T4">Para salvar na pasta drafts, clique em Menu → Salvar em Rascunho;</text:span></text:p>
                </text:list-item>
                <text:list-item>
                  <text:p text:style-name="P40"><text:span text:style-name="T4">Para enviar um e-mail, clique em Enviar;</text:span></text:p>
                </text:list-item>
              </text:list>
            </text:list-item>
            <text:list-item>
              <text:p text:style-name="P40"><text:span text:style-name="T4">Selecione o e-mail e clique em excluir para mover o e-mail para a pasta de lixo;</text:span></text:p>
            </text:list-item>
            <text:list-item>
              <text:p text:style-name="P40"><text:span text:style-name="T4">Para visualizar o corpo do e-mail, clique sobre ele;</text:span></text:p>
              <text:list>
                <text:list-item>
                  <text:p text:style-name="P40"><text:span text:style-name="T4">Para responder ou encaminhar um e-mail, clique em Menu → Responder;</text:span></text:p>
                </text:list-item>
                <text:list-item>
                  <text:p text:style-name="P40"><text:span text:style-name="T4">Para mover uma mensagem para outra pasta clique em Menu → Mover;</text:span></text:p>
                </text:list-item>
                <text:list-item>
                  <text:p text:style-name="P40"><text:span text:style-name="T4">Para visualizar um anexo clique uma vez sobre o anexo para sincronizar e uma segunda vez para visualizar. (Obs.: para visualizar deve existir um programa no dispositivo móvel que abra o formato do anexo.);</text:span></text:p>
                </text:list-item>
              </text:list>
            </text:list-item>
            <text:list-item>
              <text:p text:style-name="P40"><text:span text:style-name="T4">Para selecionar outra pasta, clique sobre o nome da pasta atual;</text:span></text:p>
            </text:list-item>
          </text:list>
        </text:list-item>
      </text:list>
      <text:p text:style-name="P39"><text:span text:style-name="T4"/></text:p>
      <text:p text:style-name="P39"><text:span text:style-name="T4">Contatos:</text:span></text:p>
      <text:list xml:id="list1513052607" text:style-name="L13">
        <text:list-item>
          <text:p text:style-name="P41"><text:span text:style-name="T4">Para abrir os Contatos, clique em Iniciar → Contatos;</text:span></text:p>
        </text:list-item>
        <text:list-item>
          <text:p text:style-name="P41"><text:span text:style-name="T4">No programa Contatos:</text:span></text:p>
          <text:list>
            <text:list-item>
              <text:p text:style-name="P41"><text:span text:style-name="T4">Para criar um contato, clique em Novo (Alguns campos têm uma seta a direita para permitir a digitação em subcampos);</text:span></text:p>
            </text:list-item>
            <text:list-item>
              <text:p text:style-name="P41"><text:span text:style-name="T4">Para editar um contato, selecione-o com as setas do teclado e clique em Menu → Editar;</text:span></text:p>
            </text:list-item>
            <text:list-item>
              <text:p text:style-name="P41"><text:span text:style-name="T4">Para excluir um contato, selecione-o com as setas do teclado e clique em Menu → Excluir contato;</text:span></text:p>
            </text:list-item>
          </text:list>
        </text:list-item>
      </text:list>
      <text:p text:style-name="P39"><text:span text:style-name="T4"/></text:p>
      <text:p text:style-name="P39"><text:span text:style-name="T4">Calendário:</text:span></text:p>
      <text:list xml:id="list728087456" text:style-name="L14">
        <text:list-item>
          <text:p text:style-name="P42"><text:span text:style-name="T4">Para abrir o Calendário, clique em Iniciar → Calendário;</text:span></text:p>
        </text:list-item>
        <text:list-item>
          <text:p text:style-name="P42"><text:span text:style-name="T4">No programa Calendário:</text:span></text:p>
          <text:list>
            <text:list-item>
              <text:p text:style-name="P42"><text:span text:style-name="T4">Para criar um evento, clique em Menu → Novo compromisso;</text:span></text:p>
            </text:list-item>
            <text:list-item>
              <text:p text:style-name="P42"><text:span text:style-name="T4">Para editar um evento, clique no Evento e clique em Menu → Editar;</text:span></text:p>
            </text:list-item>
            <text:list-item>
              <text:p text:style-name="P42"><text:span text:style-name="T4">Para excluir um evento, clique no Evento e clique em Menu → Excluir;</text:span></text:p>
            </text:list-item>
          </text:list>
        </text:list-item>
      </text:list>
      <text:p text:style-name="P39"><text:soft-page-break/><text:span text:style-name="T4"/></text:p>
      <text:p text:style-name="P39"><text:span text:style-name="T4">Tarefas:</text:span></text:p>
      <text:list xml:id="list1165923894" text:style-name="L15">
        <text:list-item>
          <text:p text:style-name="P43"><text:span text:style-name="T4">Para abrir as Tarefas, clique em Iniciar → Programas → Tarefas;</text:span></text:p>
        </text:list-item>
        <text:list-item>
          <text:p text:style-name="P43"><text:span text:style-name="T4">No programa Tarefas:</text:span></text:p>
          <text:list>
            <text:list-item>
              <text:p text:style-name="P43"><text:span text:style-name="T4">Para criar uma tarefa, clique em Menu → Nova Tarefa;</text:span></text:p>
            </text:list-item>
            <text:list-item>
              <text:p text:style-name="P43"><text:span text:style-name="T4">Para editar uma tarefa, clique na tarefa e clique em Editar;</text:span></text:p>
            </text:list-item>
            <text:list-item>
              <text:p text:style-name="P43"><text:span text:style-name="T4">Para excluir uma tarefa, clique na tarefa e clique em Menu → Excluir;</text:span></text:p>
            </text:list-item>
            <text:list-item>
              <text:p text:style-name="P43"><text:span text:style-name="T4">Para concluir uma tarefa, marque a tarefa e clique em Concluir;</text:span></text:p>
            </text:list-item>
            <text:list-item>
              <text:p text:style-name="P43"><text:span text:style-name="T4">Para ativar uma tarefa, marque a tarefa e clique em Ativar;</text:span></text:p>
            </text:list-item>
          </text:list>
        </text:list-item>
      </text:list>
      <text:h text:style-name="P48" text:outline-level="1" text:is-list-header="true" text:restart-numbering="true" text:start-value="1">Ficha Técnica</text:h>
      <text:p text:style-name="P19"/>
      <text:p text:style-name="P15">SERVIÇO FEDERAL DE PROCESSAMENTO DE DADOS</text:p>
      <text:p text:style-name="P14">Diretor Presidente: Marcos Vinícius Ferreira Mazoni</text:p>
      <text:p text:style-name="P14">Diretor Superintendente: Gilberto Paganotto</text:p>
      <text:p text:style-name="P19"/>
      <text:p text:style-name="P15">DIRETOR</text:p>
      <text:p text:style-name="P18">Wilton Itaiguara Gonçalves Mota</text:p>
      <text:p text:style-name="P19"/>
      <text:p text:style-name="P15">Superintendência de Suporte e Consultoria em Infraestrutura de TIC - SUPSI </text:p>
      <text:p text:style-name="P19">Jose Edson Marinho de Sousa</text:p>
      <text:p text:style-name="P19"/>
      <text:p text:style-name="P15">Departamento de Especialização Tecnológica em TIC – SUPSI/SIETE </text:p>
      <text:p text:style-name="P19">Nauro Luiz Scheufler</text:p>
      <text:p text:style-name="P19"><text:s text:c="8"/></text:p>
      <text:p text:style-name="P15">Divisão de Especialização e Suporte em Banco de Dados e Plataforma Web – SUPSI/SIETE/SIEBW</text:p>
      <text:p text:style-name="P19">Márcio Roberto Starke </text:p>
      <text:p text:style-name="P20"/>
      <text:p text:style-name="P15">Elaboração</text:p>
      <text:p text:style-name="P19">Emerson Faria Nobre – SUPSI/SIETE/SIEBW</text:p>
      <text:p text:style-name="P19"/>
      <text:p text:style-name="P19"/>
      <text:p text:style-name="P19"/>
      <text:p text:style-name="P15">Versão 1.0</text:p>
      <text:list xml:id="list422236301" text:style-name="L3">
        <text:list-item>
          <text:list>
            <text:list-item>
              <text:p text:style-name="P28">Dezembro / 2011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Bitstream Vera Sans" svg:font-family="'Bitstream Vera Sans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_20_1" draw:display-name="Dash 1" draw:style="rect" draw:dots1="1" draw:dots1-length="0.017cm" draw:distance="0.017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Tahoma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background-color="transparent">
        <style:tab-stops/>
        <style:background-image/>
      </style:paragraph-properties>
      <style:text-properties style:font-name="Arial" fo:font-size="10pt"/>
    </style:style>
    <style:style style:name="Text_20_body" style:display-name="Text body" style:family="paragraph" style:parent-style-name="Standard" style:default-outline-level="2" style:class="text">
      <style:paragraph-properties fo:margin-top="0cm" fo:margin-bottom="0.212cm"/>
    </style:style>
    <style:style style:name="Title" style:family="paragraph" style:parent-style-name="Standard" style:next-style-name="Subtitle" style:default-outline-level="1" style:class="text">
      <style:paragraph-properties fo:margin-top="0.423cm" fo:margin-bottom="0.212cm" fo:text-align="center" style:justify-single-word="false" fo:keep-with-next="always"/>
      <style:text-properties style:font-name="Liberation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" style:list-style-name="" style:class="text">
      <style:paragraph-properties fo:margin-top="0.42cm" fo:margin-bottom="0.42cm" fo:text-align="justify" style:justify-single-word="false" fo:background-color="transparent">
        <style:background-image/>
      </style:paragraph-properties>
      <style:text-properties fo:font-variant="small-caps" fo:color="#000080" fo:font-size="10pt" fo:text-shadow="none" fo:font-weight="bold" style:font-size-asian="10pt" style:font-weight-asian="bold" style:font-size-complex="11.3999996185303pt" style:font-weight-complex="bold"/>
    </style:style>
    <style:style style:name="Heading_20_2" style:display-name="Heading 2" style:family="paragraph" style:parent-style-name="Title" style:next-style-name="Text_20_body" style:default-outline-level="3" style:class="text">
      <style:paragraph-properties fo:margin-top="0.42cm" fo:margin-bottom="0.31cm" fo:text-align="justify" style:justify-single-word="false" fo:background-color="transparent">
        <style:background-image/>
      </style:paragraph-properties>
      <style:text-properties fo:font-variant="small-caps" fo:color="#000080" fo:font-size="13pt" fo:font-style="italic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" style:list-style-name="" style:class="text">
      <style:paragraph-properties fo:margin-top="0.42cm" fo:margin-bottom="0.31cm" fo:text-align="justify" style:justify-single-word="false" fo:background-color="transparent">
        <style:background-image/>
      </style:paragraph-properties>
      <style:text-properties fo:font-variant="small-caps" fo:color="#000080" fo:font-size="12pt" fo:text-shadow="none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justify" style:justify-single-word="false" fo:keep-with-next="always"/>
      <style:text-properties fo:font-variant="small-caps" style:font-name="Arial1" fo:font-weight="bold" style:font-weight-asian="bold"/>
    </style:style>
    <style:style style:name="Heading_20_5" style:display-name="Heading 5" style:family="paragraph" style:parent-style-name="Title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color="#000080" fo:font-weight="bold" style:font-weight-asian="bold"/>
    </style:style>
    <style:style style:name="Heading_20_9" style:display-name="Heading 9" style:family="paragraph" style:parent-style-name="Title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Text_20_body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default-outline-level="" style:list-style-name="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color="#000080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6.501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size="9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8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font-size="12pt" style:font-size-asian="12pt"/>
    </style:style>
    <style:style style:name="western" style:family="paragraph" style:parent-style-name="Standard">
      <style:paragraph-properties fo:margin-top="0.494cm" fo:margin-bottom="0.21cm"/>
      <style:text-properties style:font-name="Arial Unicode MS" fo:font-size="12pt" fo:language="en" fo:country="US" style:font-name-asian="Arial Unicode MS" style:font-size-asian="12pt" style:font-name-complex="Arial Unicode MS" style:font-size-complex="12pt"/>
    </style:style>
    <style:style style:name="WW-Recuo_20_de_20_corpo_20_de_20_texto_20_2" style:display-name="WW-Recuo de corpo de tex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1"/>
    </style:style>
    <style:style style:name="WW-Normal_20__28_Web_29_" style:display-name="WW-Normal (Web)" style:family="paragraph" style:parent-style-name="Standard">
      <style:paragraph-properties fo:margin-top="0.176cm" fo:margin-bottom="0.176cm"/>
      <style:text-properties fo:font-size="12pt" style:font-size-asian="12pt"/>
    </style:style>
    <style:style style:name="WW-Corpo_20_de_20_texto_20_2" style:display-name="WW-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SDS_20_-_20_Corpo_20_de_20_Texto" style:display-name="PSDS - Corpo de Texto" style:family="paragraph" style:parent-style-name="Standard">
      <style:paragraph-properties fo:text-align="justify" style:justify-single-word="false"/>
      <style:text-properties style:font-name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ormal" style:family="paragraph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245z0" style:family="text">
      <style:text-properties style:font-name="Times New Roman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334z0" style:family="text">
      <style:text-properties style:font-name="Symbol"/>
    </style:style>
    <style:style style:name="WW8Num334z1" style:family="text">
      <style:text-properties style:font-name="Courier New"/>
    </style:style>
    <style:style style:name="WW8Num334z2" style:family="text">
      <style:text-properties style:font-name="Wingding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 text:start-value="0">
        <style:list-level-properties text:min-label-width="0.101cm" text:min-label-distance="0.199cm"/>
      </text:outline-level-style>
      <text:outline-level-style text:level="3" style:num-format="">
        <style:list-level-properties text:space-before="0.199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002cm" text:min-label-width="0.499cm"/>
      </text:list-level-style-number>
      <text:list-level-style-number text:level="3" text:style-name="Numbering_20_Symbols" style:num-suffix="." style:num-format="1">
        <style:list-level-properties text:space-before="0.501cm" text:min-label-width="0.499cm"/>
      </text:list-level-style-number>
      <text:list-level-style-number text:level="4" text:style-name="Numbering_20_Symbols" style:num-suffix="." style:num-format="1">
        <style:list-level-properties text:space-before="1.002cm" text:min-label-width="0.499cm"/>
      </text:list-level-style-number>
      <text:list-level-style-number text:level="5" text:style-name="Numbering_20_Symbols" style:num-suffix="." style:num-format="1">
        <style:list-level-properties text:space-before="1.501cm" text:min-label-width="0.499cm"/>
      </text:list-level-style-number>
      <text:list-level-style-number text:level="6" text:style-name="Numbering_20_Symbols" style:num-suffix="." style:num-format="1">
        <style:list-level-properties text:space-before="2.002cm" text:min-label-width="0.499cm"/>
      </text:list-level-style-number>
      <text:list-level-style-number text:level="7" text:style-name="Numbering_20_Symbols" style:num-suffix="." style:num-format="1">
        <style:list-level-properties text:space-before="2.501cm" text:min-label-width="0.499cm"/>
      </text:list-level-style-number>
      <text:list-level-style-number text:level="8" text:style-name="Numbering_20_Symbols" style:num-suffix="." style:num-format="1">
        <style:list-level-properties text:space-before="3.002cm" text:min-label-width="0.499cm"/>
      </text:list-level-style-number>
      <text:list-level-style-number text:level="9" text:style-name="Numbering_20_Symbols" style:num-suffix="." style:num-format="1">
        <style:list-level-properties text:space-before="3.502cm" text:min-label-width="0.499cm"/>
      </text:list-level-style-number>
      <text:list-level-style-number text:level="10" text:style-name="Numbering_20_Symbols" style:num-suffix="." style:num-format="1">
        <style:list-level-properties text:space-before="4.002cm" text:min-label-width="0.499cm"/>
      </text:list-level-style-number>
    </text:list-style>
    <text:list-style style:name="WW8Num245" text:consecutive-numbering="true">
      <text:list-level-style-bullet text:level="1" text:style-name="WW8Num245z0" text:bullet-char="-">
        <style:list-level-properties text:space-before="2.487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bullet text:level="1" text:bullet-char="-">
        <style:list-level-properties text:space-before="2.487cm" text:min-label-width="0.635cm"/>
        <style:text-properties style:font-name="StarSymbol"/>
      </text:list-level-style-bullet>
      <text:list-level-style-bullet text:level="2" text:style-name="WW8Num21z1" text:bullet-char="o">
        <style:list-level-properties text:space-before="3.757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5.027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6.297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7.567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8.837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10.107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11.377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2.6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>
      <text:list-level-style-bullet text:level="1" text:style-name="WW8Num3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01cm" table:align="margins"/>
    </style:style>
    <style:style style:name="Tabela1.A" style:family="table-column">
      <style:table-column-properties style:column-width="1.956cm" style:rel-column-width="7768*"/>
    </style:style>
    <style:style style:name="Tabela1.B" style:family="table-column">
      <style:table-column-properties style:column-width="6.122cm" style:rel-column-width="24315*"/>
    </style:style>
    <style:style style:name="Tabela1.C" style:family="table-column">
      <style:table-column-properties style:column-width="2.789cm" style:rel-column-width="11075*"/>
    </style:style>
    <style:style style:name="Tabela1.D" style:family="table-column">
      <style:table-column-properties style:column-width="3.267cm" style:rel-column-width="12973*"/>
    </style:style>
    <style:style style:name="Tabela1.E" style:family="table-column">
      <style:table-column-properties style:column-width="2.367cm" style:rel-column-width="9404*"/>
    </style:style>
    <style:style style:name="Tabela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8.25cm" style:type="center"/>
          <style:tab-stop style:position="16.478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 fo:padding="0.011cm" fo:border-left="none" fo:border-right="none" fo:border-top="0.002cm solid #000000" fo:border-bottom="none">
        <style:tab-stops>
          <style:tab-stop style:position="8.25cm" style:type="center"/>
          <style:tab-stop style:position="16.478cm" style:type="right"/>
        </style:tab-stops>
      </style:paragraph-properties>
      <style:text-properties style:use-window-font-color="true" style:font-name="Arial2" fo:font-size="8pt" fo:language="pt" fo:country="BR"/>
    </style:style>
    <style:style style:name="MP3" style:family="paragraph" style:parent-style-name="Table_20_Contents">
      <style:paragraph-properties fo:margin-top="0cm" fo:margin-bottom="0cm" fo:line-height="100%"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4" style:family="paragraph" style:parent-style-name="Table_20_Contents">
      <style:paragraph-properties fo:margin-top="0cm" fo:margin-bottom="0cm" fo:line-height="100%" fo:text-align="center" style:justify-single-word="false"/>
      <style:text-properties fo:font-size="8pt" style:font-size-asian="8pt" style:font-size-complex="8pt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margin-top="0cm" fo:margin-bottom="0cm" fo:line-height="100%" fo:text-align="center" style:justify-single-word="false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MP7" style:family="paragraph" style:parent-style-name="Table_20_Contents">
      <style:paragraph-properties fo:margin-top="0cm" fo:margin-bottom="0cm" fo:line-height="100%" fo:text-align="center" style:justify-single-word="false"/>
    </style:style>
    <style:style style:name="MP8" style:family="paragraph" style:parent-style-name="Standard" style:master-page-name="">
      <style:paragraph-properties fo:line-height="100%" style:page-number="auto" fo:background-color="transparent">
        <style:background-image/>
      </style:paragraph-properties>
      <style:text-properties fo:font-size="2pt" style:font-size-asian="2pt" style:font-size-complex="2pt"/>
    </style:style>
    <style:style style:name="MP9" style:family="paragraph" style:parent-style-name="Header">
      <style:paragraph-properties>
        <style:tab-stops>
          <style:tab-stop style:position="8.25cm" style:type="center"/>
          <style:tab-stop style:position="16.976cm" style:type="right"/>
        </style:tab-stops>
      </style:paragraph-properties>
    </style:style>
    <style:style style:name="MP10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2cm" fo:background-color="transparent" style:writing-mode="lr-tb" style:footnote-max-height="2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.499cm" fo:margin-right="2cm" fo:background-color="transparent" style:writing-mode="lr-tb" style:footnote-max-height="0cm">
        <style:background-image/>
        <style:columns fo:column-count="1" fo:column-gap="0cm"/>
        <style:footnote-sep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3" text:anchor-type="as-char" svg:width="3.891cm" svg:height="1.448cm" draw:z-index="7"><draw:image xlink:href="Pictures/10000000000001F4000000BA814E79CE.png" xlink:type="simple" xlink:show="embed" xlink:actuate="onLoad"/></draw:frame></text:p>
        <text:p text:style-name="MP2">Configuração do emulador de Windows Mobile para realização de testes do ActiveSync</text:p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header-rows>
            <table:table-row>
              <table:table-cell table:style-name="Tabela1.A1" office:value-type="string">
                <text:p text:style-name="MP3">Versão</text:p>
                <text:p text:style-name="MP4">1.0</text:p>
              </table:table-cell>
              <table:table-cell table:style-name="Tabela1.A1" office:value-type="string">
                <text:p text:style-name="MP3">Responsável</text:p>
                <text:p text:style-name="MP5">SIEBW</text:p>
              </table:table-cell>
              <table:table-cell table:style-name="Tabela1.A1" office:value-type="string">
                <text:p text:style-name="MP3">Data de Efetivação</text:p>
                <text:p text:style-name="MP6">23/12/2011</text:p>
              </table:table-cell>
              <table:table-cell table:style-name="Tabela1.A1" office:value-type="string">
                <text:p text:style-name="MP3">Classificação</text:p>
                <text:p text:style-name="MP5">Corporativo</text:p>
              </table:table-cell>
              <table:table-cell table:style-name="Tabela1.E1" office:value-type="string">
                <text:p text:style-name="MP3">Página</text:p>
                <text:p text:style-name="MP7"><text:span text:style-name="MT1"><text:page-number text:select-page="current">7</text:page-number></text:span><text:span text:style-name="MT1">/</text:span><text:span text:style-name="MT1"><text:page-count>8</text:page-count></text:span></text:p>
              </table:table-cell>
            </table:table-row>
          </table:table-header-rows>
        </table:table>
        <text:p text:style-name="MP8">s</text:p>
      </style:footer>
    </style:master-page>
    <style:master-page style:name="First_20_Page" style:display-name="First Page" style:page-layout-name="Mpm2" style:next-style-name="Standard">
      <style:header>
        <text:p text:style-name="MP9"><text:tab/></text:p>
      </style:header>
      <style:footer>
        <text:p text:style-name="MP10"/>
      </style:footer>
    </style:master-page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Endnote" style:page-layout-name="Mpm4"/>
    <style:master-page style:name="Ficha_20_Técnica" style:display-name="Ficha Técnica" style:page-layout-name="Mpm2" style:next-style-name="Standard">
      <style:header>
        <text:p text:style-name="MP9"><text:tab/><text:tab/></text:p>
      </style:header>
      <style:footer>
        <text:p text:style-name="MP10">SERPRO – Empresa do Ministério da Fazenda</text:p>
        <text:p text:style-name="MP10">www.serpro.gov.br</text:p>
      </style:footer>
    </style:master-page>
    <style:master-page style:name="Capa" style:page-layout-name="Mpm2" style:next-style-name="Standard">
      <style:header>
        <text:p text:style-name="MP9"><text:tab/></text:p>
      </style:header>
      <style:footer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meta:creation-date>2011-09-12T15:30:10</meta:creation-date>
    <dc:language>pt-BR</dc:language>
    <meta:editing-cycles>67</meta:editing-cycles>
    <meta:editing-duration>P2DT2H9M52S</meta:editing-duration>
    <dc:date>2011-12-23T10:14:52</dc:date>
    <meta:printed-by>Marcos Melo</meta:printed-by>
    <meta:print-date>2011-12-14T16:55:21</meta:print-date>
    <dc:creator>Emerson Nobre</dc:creator>
    <meta:document-statistic meta:table-count="2" meta:image-count="2" meta:object-count="0" meta:page-count="8" meta:paragraph-count="124" meta:word-count="1079" meta:character-count="6590"/>
    <meta:user-defined meta:name="Info 1"/>
    <meta:user-defined meta:name="Info 2"/>
    <meta:user-defined meta:name="Info 3"/>
    <meta:user-defined meta:name="Info 4"/>
  </office:meta>
</office:document-meta>
</file>